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1327.69pt" svg:height="473.05pt" svg:x="529.31pt" svg:y="0pt">
            <loext:p draw:notify-on-update-of-ranges="maxspeeds3.A2:maxspeeds3.A222 maxspeeds3.B2:maxspeeds3.B222 maxspeeds3.C2:maxspeeds3.C81 maxspeeds3.D2:maxspeeds3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37.4557879159262" calcext:value-type="float">
            <text:p>37.455787915926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5" calcext:value-type="float">
            <text:p>24.8858423576715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39" calcext:value-type="float">
            <text:p>30.0971330309539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1" calcext:value-type="float">
            <text:p>39.1161521028861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1]+[.$B10])/2" office:value-type="float" office:value="20" calcext:value-type="float">
            <text:p>20</text:p>
          </table:table-cell>
          <table:table-cell table:formula="of:=0.1/[.$F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  <table:table-cell/>
          <table:table-cell table:formula="of:=([.$B12]+[.$B11])/2" office:value-type="float" office:value="22.5" calcext:value-type="float">
            <text:p>22.5</text:p>
          </table:table-cell>
          <table:table-cell table:formula="of:=0.1/[.$F12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3]+[.$B12])/2" office:value-type="float" office:value="25" calcext:value-type="float">
            <text:p>25</text:p>
          </table:table-cell>
          <table:table-cell table:formula="of:=0.1/[.$F1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  <table:table-cell/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3]+[.$B22])/2" office:value-type="float" office:value="30" calcext:value-type="float">
            <text:p>30</text:p>
          </table:table-cell>
          <table:table-cell table:formula="of:=0.1/[.$F2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  <table:table-cell/>
          <table:table-cell table:formula="of:=([.$B24]+[.$B23])/2" office:value-type="float" office:value="30" calcext:value-type="float">
            <text:p>30</text:p>
          </table:table-cell>
          <table:table-cell table:formula="of:=0.1/[.$F2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5]+[.$B24])/2" office:value-type="float" office:value="34.4527399332097" calcext:value-type="float">
            <text:p>34.4527399332097</text:p>
          </table:table-cell>
          <table:table-cell table:formula="of:=0.1/[.$F25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  <table:table-cell/>
          <table:table-cell table:formula="of:=([.$B26]+[.$B25])/2" office:value-type="float" office:value="42.5139233767839" calcext:value-type="float">
            <text:p>42.5139233767839</text:p>
          </table:table-cell>
          <table:table-cell table:formula="of:=0.1/[.$F2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7]+[.$B26])/2" office:value-type="float" office:value="48.0611834435742" calcext:value-type="float">
            <text:p>48.0611834435742</text:p>
          </table:table-cell>
          <table:table-cell table:formula="of:=0.1/[.$F27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  <table:table-cell/>
          <table:table-cell table:formula="of:=([.$B28]+[.$B27])/2" office:value-type="float" office:value="50" calcext:value-type="float">
            <text:p>50</text:p>
          </table:table-cell>
          <table:table-cell table:formula="of:=0.1/[.$F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9]+[.$B28])/2" office:value-type="float" office:value="50" calcext:value-type="float">
            <text:p>50</text:p>
          </table:table-cell>
          <table:table-cell table:formula="of:=0.1/[.$F2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  <table:table-cell/>
          <table:table-cell table:formula="of:=([.$B34]+[.$B33])/2" office:value-type="float" office:value="50" calcext:value-type="float">
            <text:p>50</text:p>
          </table:table-cell>
          <table:table-cell table:formula="of:=0.1/[.$F3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5]+[.$B34])/2" office:value-type="float" office:value="50" calcext:value-type="float">
            <text:p>50</text:p>
          </table:table-cell>
          <table:table-cell table:formula="of:=0.1/[.$F3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  <table:table-cell/>
          <table:table-cell table:formula="of:=([.$B36]+[.$B35])/2" office:value-type="float" office:value="50" calcext:value-type="float">
            <text:p>50</text:p>
          </table:table-cell>
          <table:table-cell table:formula="of:=0.1/[.$F3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7]+[.$B36])/2" office:value-type="float" office:value="50" calcext:value-type="float">
            <text:p>50</text:p>
          </table:table-cell>
          <table:table-cell table:formula="of:=0.1/[.$F3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  <table:table-cell/>
          <table:table-cell table:formula="of:=([.$B38]+[.$B37])/2" office:value-type="float" office:value="50" calcext:value-type="float">
            <text:p>50</text:p>
          </table:table-cell>
          <table:table-cell table:formula="of:=0.1/[.$F3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9]+[.$B38])/2" office:value-type="float" office:value="50" calcext:value-type="float">
            <text:p>50</text:p>
          </table:table-cell>
          <table:table-cell table:formula="of:=0.1/[.$F3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  <table:table-cell/>
          <table:table-cell table:formula="of:=([.$B40]+[.$B39])/2" office:value-type="float" office:value="48.0611834435742" calcext:value-type="float">
            <text:p>48.0611834435742</text:p>
          </table:table-cell>
          <table:table-cell table:formula="of:=0.1/[.$F40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41]+[.$B40])/2" office:value-type="float" office:value="42.5139233767839" calcext:value-type="float">
            <text:p>42.5139233767839</text:p>
          </table:table-cell>
          <table:table-cell table:formula="of:=0.1/[.$F41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  <table:table-cell/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  <table:table-cell/>
          <table:table-cell table:formula="of:=([.$B46]+[.$B45])/2" office:value-type="float" office:value="43.524648582053" calcext:value-type="float">
            <text:p>43.524648582053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47]+[.$B46])/2" office:value-type="float" office:value="48.524648582053" calcext:value-type="float">
            <text:p>48.524648582053</text:p>
          </table:table-cell>
          <table:table-cell table:formula="of:=0.1/[.$F47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  <table:table-cell/>
          <table:table-cell table:formula="of:=([.$B48]+[.$B47])/2" office:value-type="float" office:value="50" calcext:value-type="float">
            <text:p>50</text:p>
          </table:table-cell>
          <table:table-cell table:formula="of:=0.1/[.$F4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9]+[.$B48])/2" office:value-type="float" office:value="50" calcext:value-type="float">
            <text:p>50</text:p>
          </table:table-cell>
          <table:table-cell table:formula="of:=0.1/[.$F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  <table:table-cell/>
          <table:table-cell table:formula="of:=([.$B50]+[.$B49])/2" office:value-type="float" office:value="50" calcext:value-type="float">
            <text:p>50</text:p>
          </table:table-cell>
          <table:table-cell table:formula="of:=0.1/[.$F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51]+[.$B50])/2" office:value-type="float" office:value="50" calcext:value-type="float">
            <text:p>50</text:p>
          </table:table-cell>
          <table:table-cell table:formula="of:=0.1/[.$F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  <table:table-cell/>
          <table:table-cell table:formula="of:=([.$B52]+[.$B51])/2" office:value-type="float" office:value="50" calcext:value-type="float">
            <text:p>50</text:p>
          </table:table-cell>
          <table:table-cell table:formula="of:=0.1/[.$F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53]+[.$B52])/2" office:value-type="float" office:value="50" calcext:value-type="float">
            <text:p>50</text:p>
          </table:table-cell>
          <table:table-cell table:formula="of:=0.1/[.$F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  <table:table-cell/>
          <table:table-cell table:formula="of:=([.$B54]+[.$B53])/2" office:value-type="float" office:value="50" calcext:value-type="float">
            <text:p>50</text:p>
          </table:table-cell>
          <table:table-cell table:formula="of:=0.1/[.$F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5]+[.$B54])/2" office:value-type="float" office:value="50" calcext:value-type="float">
            <text:p>50</text:p>
          </table:table-cell>
          <table:table-cell table:formula="of:=0.1/[.$F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  <table:table-cell/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  <table:table-cell/>
          <table:table-cell table:formula="of:=([.$B60]+[.$B59])/2" office:value-type="float" office:value="50" calcext:value-type="float">
            <text:p>50</text:p>
          </table:table-cell>
          <table:table-cell table:formula="of:=0.1/[.$F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1]+[.$B60])/2" office:value-type="float" office:value="50" calcext:value-type="float">
            <text:p>50</text:p>
          </table:table-cell>
          <table:table-cell table:formula="of:=0.1/[.$F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  <table:table-cell/>
          <table:table-cell table:formula="of:=([.$B62]+[.$B61])/2" office:value-type="float" office:value="50" calcext:value-type="float">
            <text:p>50</text:p>
          </table:table-cell>
          <table:table-cell table:formula="of:=0.1/[.$F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3]+[.$B62])/2" office:value-type="float" office:value="50" calcext:value-type="float">
            <text:p>50</text:p>
          </table:table-cell>
          <table:table-cell table:formula="of:=0.1/[.$F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  <table:table-cell/>
          <table:table-cell table:formula="of:=([.$B64]+[.$B63])/2" office:value-type="float" office:value="50" calcext:value-type="float">
            <text:p>50</text:p>
          </table:table-cell>
          <table:table-cell table:formula="of:=0.1/[.$F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5]+[.$B64])/2" office:value-type="float" office:value="50" calcext:value-type="float">
            <text:p>50</text:p>
          </table:table-cell>
          <table:table-cell table:formula="of:=0.1/[.$F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  <table:table-cell/>
          <table:table-cell table:formula="of:=([.$B66]+[.$B65])/2" office:value-type="float" office:value="50" calcext:value-type="float">
            <text:p>50</text:p>
          </table:table-cell>
          <table:table-cell table:formula="of:=0.1/[.$F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67]+[.$B66])/2" office:value-type="float" office:value="50" calcext:value-type="float">
            <text:p>50</text:p>
          </table:table-cell>
          <table:table-cell table:formula="of:=0.1/[.$F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  <table:table-cell/>
          <table:table-cell table:formula="of:=([.$B68]+[.$B67])/2" office:value-type="float" office:value="50" calcext:value-type="float">
            <text:p>50</text:p>
          </table:table-cell>
          <table:table-cell table:formula="of:=0.1/[.$F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69]+[.$B68])/2" office:value-type="float" office:value="50" calcext:value-type="float">
            <text:p>50</text:p>
          </table:table-cell>
          <table:table-cell table:formula="of:=0.1/[.$F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1]+[.$B80])/2" office:value-type="float" office:value="43.524648582053" calcext:value-type="float">
            <text:p>43.524648582053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2]+[.$B81])/2" office:value-type="float" office:value="40" calcext:value-type="float">
            <text:p>40</text:p>
          </table:table-cell>
          <table:table-cell table:formula="of:=0.1/[.$F82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3]+[.$B82])/2" office:value-type="float" office:value="40" calcext:value-type="float">
            <text:p>40</text:p>
          </table:table-cell>
          <table:table-cell table:formula="of:=0.1/[.$F83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4]+[.$B83])/2" office:value-type="float" office:value="40" calcext:value-type="float">
            <text:p>40</text:p>
          </table:table-cell>
          <table:table-cell table:formula="of:=0.1/[.$F84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5]+[.$B84])/2" office:value-type="float" office:value="40" calcext:value-type="float">
            <text:p>40</text:p>
          </table:table-cell>
          <table:table-cell table:formula="of:=0.1/[.$F8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6]+[.$B85])/2" office:value-type="float" office:value="40" calcext:value-type="float">
            <text:p>40</text:p>
          </table:table-cell>
          <table:table-cell table:formula="of:=0.1/[.$F8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7]+[.$B86])/2" office:value-type="float" office:value="40" calcext:value-type="float">
            <text:p>40</text:p>
          </table:table-cell>
          <table:table-cell table:formula="of:=0.1/[.$F8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89]+[.$B88])/2" office:value-type="float" office:value="43.524648582053" calcext:value-type="float">
            <text:p>43.524648582053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0]+[.$B89])/2" office:value-type="float" office:value="48.524648582053" calcext:value-type="float">
            <text:p>48.524648582053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93]+[.$B92])/2" office:value-type="float" office:value="48.524648582053" calcext:value-type="float">
            <text:p>48.524648582053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4]+[.$B93])/2" office:value-type="float" office:value="43.524648582053" calcext:value-type="float">
            <text:p>43.524648582053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8]+[.$B97])/2" office:value-type="float" office:value="40" calcext:value-type="float">
            <text:p>40</text:p>
          </table:table-cell>
          <table:table-cell table:formula="of:=0.1/[.$F9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9]+[.$B98])/2" office:value-type="float" office:value="40" calcext:value-type="float">
            <text:p>40</text:p>
          </table:table-cell>
          <table:table-cell table:formula="of:=0.1/[.$F99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00]+[.$B99])/2" office:value-type="float" office:value="40" calcext:value-type="float">
            <text:p>40</text:p>
          </table:table-cell>
          <table:table-cell table:formula="of:=0.1/[.$F100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01]+[.$B100])/2" office:value-type="float" office:value="43.524648582053" calcext:value-type="float">
            <text:p>43.524648582053</text:p>
          </table:table-cell>
          <table:table-cell table:formula="of:=0.1/[.$F10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2]+[.$B101])/2" office:value-type="float" office:value="48.524648582053" calcext:value-type="float">
            <text:p>48.524648582053</text:p>
          </table:table-cell>
          <table:table-cell table:formula="of:=0.1/[.$F102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3]+[.$B102])/2" office:value-type="float" office:value="50" calcext:value-type="float">
            <text:p>50</text:p>
          </table:table-cell>
          <table:table-cell table:formula="of:=0.1/[.$F1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4]+[.$B103])/2" office:value-type="float" office:value="50" calcext:value-type="float">
            <text:p>50</text:p>
          </table:table-cell>
          <table:table-cell table:formula="of:=0.1/[.$F1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3"/>
          <table:table-cell table:formula="of:=([.$B105]+[.$B104])/2" office:value-type="float" office:value="48.0611834435742" calcext:value-type="float">
            <text:p>48.0611834435742</text:p>
          </table:table-cell>
          <table:table-cell table:formula="of:=0.1/[.$F105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0]+[.$B109])/2" office:value-type="float" office:value="20" calcext:value-type="float">
            <text:p>20</text:p>
          </table:table-cell>
          <table:table-cell table:formula="of:=0.1/[.$F11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1]+[.$B110])/2" office:value-type="float" office:value="20" calcext:value-type="float">
            <text:p>20</text:p>
          </table:table-cell>
          <table:table-cell table:formula="of:=0.1/[.$F1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129]+[.$B128])/2" office:value-type="float" office:value="49.8289603633997" calcext:value-type="float">
            <text:p>49.8289603633997</text:p>
          </table:table-cell>
          <table:table-cell table:formula="of:=0.1/[.$F129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130]+[.$B129])/2" office:value-type="float" office:value="46.3479794353319" calcext:value-type="float">
            <text:p>46.3479794353319</text:p>
          </table:table-cell>
          <table:table-cell table:formula="of:=0.1/[.$F130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131]+[.$B130])/2" office:value-type="float" office:value="39.1161521028861" calcext:value-type="float">
            <text:p>39.1161521028861</text:p>
          </table:table-cell>
          <table:table-cell table:formula="of:=0.1/[.$F131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2]+[.$B131])/2" office:value-type="float" office:value="30.0971330309539" calcext:value-type="float">
            <text:p>30.0971330309539</text:p>
          </table:table-cell>
          <table:table-cell table:formula="of:=0.1/[.$F132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3]+[.$B132])/2" office:value-type="float" office:value="25" calcext:value-type="float">
            <text:p>25</text:p>
          </table:table-cell>
          <table:table-cell table:formula="of:=0.1/[.$F13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4]+[.$B133])/2" office:value-type="float" office:value="25" calcext:value-type="float">
            <text:p>25</text:p>
          </table:table-cell>
          <table:table-cell table:formula="of:=0.1/[.$F13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5" calcext:value-type="float">
            <text:p>25</text:p>
          </table:table-cell>
          <table:table-cell table:formula="of:=0.1/[.$F13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7]+[.$B156])/2" office:value-type="float" office:value="45" calcext:value-type="float">
            <text:p>45</text:p>
          </table:table-cell>
          <table:table-cell table:formula="of:=0.1/[.$F157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8]+[.$B157])/2" office:value-type="float" office:value="45" calcext:value-type="float">
            <text:p>45</text:p>
          </table:table-cell>
          <table:table-cell table:formula="of:=0.1/[.$F15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9]+[.$B158])/2" office:value-type="float" office:value="47.5" calcext:value-type="float">
            <text:p>47.5</text:p>
          </table:table-cell>
          <table:table-cell table:formula="of:=0.1/[.$F159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0]+[.$B159])/2" office:value-type="float" office:value="50" calcext:value-type="float">
            <text:p>50</text:p>
          </table:table-cell>
          <table:table-cell table:formula="of:=0.1/[.$F1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1]+[.$B160])/2" office:value-type="float" office:value="50" calcext:value-type="float">
            <text:p>50</text:p>
          </table:table-cell>
          <table:table-cell table:formula="of:=0.1/[.$F1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2]+[.$B161])/2" office:value-type="float" office:value="50" calcext:value-type="float">
            <text:p>50</text:p>
          </table:table-cell>
          <table:table-cell table:formula="of:=0.1/[.$F1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3]+[.$B162])/2" office:value-type="float" office:value="50" calcext:value-type="float">
            <text:p>50</text:p>
          </table:table-cell>
          <table:table-cell table:formula="of:=0.1/[.$F1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4]+[.$B163])/2" office:value-type="float" office:value="50" calcext:value-type="float">
            <text:p>50</text:p>
          </table:table-cell>
          <table:table-cell table:formula="of:=0.1/[.$F1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50" calcext:value-type="float">
            <text:p>50</text:p>
          </table:table-cell>
          <table:table-cell table:formula="of:=0.1/[.$F1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9]+[.$B168])/2" office:value-type="float" office:value="50" calcext:value-type="float">
            <text:p>50</text:p>
          </table:table-cell>
          <table:table-cell table:formula="of:=0.1/[.$F1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70]+[.$B169])/2" office:value-type="float" office:value="50" calcext:value-type="float">
            <text:p>50</text:p>
          </table:table-cell>
          <table:table-cell table:formula="of:=0.1/[.$F1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  <table:table-cell table:formula="of:=([.$B171]+[.$B170])/2" office:value-type="float" office:value="48.6691206580911" calcext:value-type="float">
            <text:p>48.6691206580911</text:p>
          </table:table-cell>
          <table:table-cell table:formula="of:=0.1/[.$F171]*60" office:value-type="float" office:value="0.12328145482946" calcext:value-type="float">
            <text:p>0.12328145482946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  <table:table-cell table:formula="of:=([.$B172]+[.$B171])/2" office:value-type="float" office:value="43.8388549602127" calcext:value-type="float">
            <text:p>43.8388549602127</text:p>
          </table:table-cell>
          <table:table-cell table:formula="of:=0.1/[.$F172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3]+[.$B172])/2" office:value-type="float" office:value="36.0885624910648" calcext:value-type="float">
            <text:p>36.0885624910648</text:p>
          </table:table-cell>
          <table:table-cell table:formula="of:=0.1/[.$F173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25.9188281889431" calcext:value-type="float">
            <text:p>25.9188281889431</text:p>
          </table:table-cell>
          <table:table-cell table:formula="of:=0.1/[.$F174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1]+[.$B180])/2" office:value-type="float" office:value="20" calcext:value-type="float">
            <text:p>20</text:p>
          </table:table-cell>
          <table:table-cell table:formula="of:=0.1/[.$F18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20" calcext:value-type="float">
            <text:p>20</text:p>
          </table:table-cell>
          <table:table-cell table:formula="of:=0.1/[.$F18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" calcext:value-type="float">
            <text:p>43.524648582053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" calcext:value-type="float">
            <text:p>44.774648582053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  <table:table-cell table:formula="of:=([.$B199]+[.$B198])/2" office:value-type="float" office:value="45.8461702488231" calcext:value-type="float">
            <text:p>45.8461702488231</text:p>
          </table:table-cell>
          <table:table-cell table:formula="of:=0.1/[.$F199]*60" office:value-type="float" office:value="0.130872436398415" calcext:value-type="float">
            <text:p>0.130872436398415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0]+[.$B199])/2" office:value-type="float" office:value="49.5961702488231" calcext:value-type="float">
            <text:p>49.5961702488231</text:p>
          </table:table-cell>
          <table:table-cell table:formula="of:=0.1/[.$F200]*60" office:value-type="float" office:value="0.120977082905759" calcext:value-type="float">
            <text:p>0.120977082905759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1]+[.$B200])/2" office:value-type="float" office:value="50" calcext:value-type="float">
            <text:p>50</text:p>
          </table:table-cell>
          <table:table-cell table:formula="of:=0.1/[.$F20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2]+[.$B201])/2" office:value-type="float" office:value="50" calcext:value-type="float">
            <text:p>50</text:p>
          </table:table-cell>
          <table:table-cell table:formula="of:=0.1/[.$F20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3]+[.$B202])/2" office:value-type="float" office:value="50" calcext:value-type="float">
            <text:p>50</text:p>
          </table:table-cell>
          <table:table-cell table:formula="of:=0.1/[.$F2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4]+[.$B203])/2" office:value-type="float" office:value="50" calcext:value-type="float">
            <text:p>50</text:p>
          </table:table-cell>
          <table:table-cell table:formula="of:=0.1/[.$F2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5]+[.$B204])/2" office:value-type="float" office:value="50" calcext:value-type="float">
            <text:p>50</text:p>
          </table:table-cell>
          <table:table-cell table:formula="of:=0.1/[.$F20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50" calcext:value-type="float">
            <text:p>50</text:p>
          </table:table-cell>
          <table:table-cell table:formula="of:=0.1/[.$F20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1" calcext:value-type="float">
            <text:p>39.1161521028861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39" calcext:value-type="float">
            <text:p>30.0971330309539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5" calcext:value-type="float">
            <text:p>24.8858423576715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with stations" table:style-name="ta1">
        <table:shapes>
          <draw:frame draw:z-index="0" draw:style-name="gr1" draw:text-style-name="P1" svg:width="1327.63pt" svg:height="472.85pt" svg:x="530.7pt" svg:y="0pt">
            <loext:p draw:notify-on-update-of-ranges="'with stations'.D2:'with stations'.D114 'with stations'.A2:'with stations'.A234 'with stations'.B2:'with stations'.B234 'with stations'.C2:'with stations'.C114 'with stations'.D2:'with stations'.D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  <table:table-cell table:number-columns-repeated="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47.6413986500297" calcext:value-type="float">
            <text:p>47.6413986500297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5" calcext:value-type="float">
            <text:p>24.8858423576715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39" calcext:value-type="float">
            <text:p>30.0971330309539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1" calcext:value-type="float">
            <text:p>39.1161521028861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  <table:table-cell table:formula="of:=([.$B11]+[.$B10])/2" office:value-type="float" office:value="10" calcext:value-type="float">
            <text:p>10</text:p>
          </table:table-cell>
          <table:table-cell table:formula="of:=0.1/[.$F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2]+[.$B11])/2" office:value-type="float" office:value="12.3858423576716" calcext:value-type="float">
            <text:p>12.3858423576716</text:p>
          </table:table-cell>
          <table:table-cell table:formula="of:=0.1/[.$F1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  <table:table-cell table:formula="of:=([.$B13]+[.$B12])/2" office:value-type="float" office:value="24.8858423576715" calcext:value-type="float">
            <text:p>24.8858423576715</text:p>
          </table:table-cell>
          <table:table-cell table:formula="of:=0.1/[.$F13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  <table:table-cell table:formula="of:=([.$B23]+[.$B22])/2" office:value-type="float" office:value="27.3858423576715" calcext:value-type="float">
            <text:p>27.3858423576715</text:p>
          </table:table-cell>
          <table:table-cell table:formula="of:=0.1/[.$F23]*60" office:value-type="float" office:value="0.219091307166574" calcext:value-type="float">
            <text:p>0.219091307166574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4]+[.$B23])/2" office:value-type="float" office:value="12.3858423576716" calcext:value-type="float">
            <text:p>12.3858423576716</text:p>
          </table:table-cell>
          <table:table-cell table:formula="of:=0.1/[.$F2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  <table:table-cell table:formula="of:=([.$B25]+[.$B24])/2" office:value-type="float" office:value="12.3858423576716" calcext:value-type="float">
            <text:p>12.3858423576716</text:p>
          </table:table-cell>
          <table:table-cell table:formula="of:=0.1/[.$F2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6]+[.$B25])/2" office:value-type="float" office:value="29.9020686013058" calcext:value-type="float">
            <text:p>29.9020686013058</text:p>
          </table:table-cell>
          <table:table-cell table:formula="of:=0.1/[.$F2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  <table:table-cell table:formula="of:=([.$B27]+[.$B26])/2" office:value-type="float" office:value="38.9691345016601" calcext:value-type="float">
            <text:p>38.9691345016601</text:p>
          </table:table-cell>
          <table:table-cell table:formula="of:=0.1/[.$F2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8]+[.$B27])/2" office:value-type="float" office:value="46.224592973369" calcext:value-type="float">
            <text:p>46.224592973369</text:p>
          </table:table-cell>
          <table:table-cell table:formula="of:=0.1/[.$F2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  <table:table-cell table:formula="of:=([.$B29]+[.$B28])/2" office:value-type="float" office:value="49.7716847153431" calcext:value-type="float">
            <text:p>49.7716847153431</text:p>
          </table:table-cell>
          <table:table-cell table:formula="of:=0.1/[.$F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4]+[.$B33])/2" office:value-type="float" office:value="49.7716847153431" calcext:value-type="float">
            <text:p>49.7716847153431</text:p>
          </table:table-cell>
          <table:table-cell table:formula="of:=0.1/[.$F34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  <table:table-cell table:formula="of:=([.$B35]+[.$B34])/2" office:value-type="float" office:value="46.224592973369" calcext:value-type="float">
            <text:p>46.224592973369</text:p>
          </table:table-cell>
          <table:table-cell table:formula="of:=0.1/[.$F3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6]+[.$B35])/2" office:value-type="float" office:value="38.9691345016601" calcext:value-type="float">
            <text:p>38.9691345016601</text:p>
          </table:table-cell>
          <table:table-cell table:formula="of:=0.1/[.$F36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  <table:table-cell table:formula="of:=([.$B37]+[.$B36])/2" office:value-type="float" office:value="29.9020686013058" calcext:value-type="float">
            <text:p>29.9020686013058</text:p>
          </table:table-cell>
          <table:table-cell table:formula="of:=0.1/[.$F37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8]+[.$B37])/2" office:value-type="float" office:value="12.3858423576716" calcext:value-type="float">
            <text:p>12.3858423576716</text:p>
          </table:table-cell>
          <table:table-cell table:formula="of:=0.1/[.$F38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  <table:table-cell table:formula="of:=([.$B39]+[.$B38])/2" office:value-type="float" office:value="12.3858423576716" calcext:value-type="float">
            <text:p>12.3858423576716</text:p>
          </table:table-cell>
          <table:table-cell table:formula="of:=0.1/[.$F39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0]+[.$B39])/2" office:value-type="float" office:value="29.9020686013058" calcext:value-type="float">
            <text:p>29.9020686013058</text:p>
          </table:table-cell>
          <table:table-cell table:formula="of:=0.1/[.$F4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  <table:table-cell table:formula="of:=([.$B41]+[.$B40])/2" office:value-type="float" office:value="36.9689661768439" calcext:value-type="float">
            <text:p>36.9689661768439</text:p>
          </table:table-cell>
          <table:table-cell table:formula="of:=0.1/[.$F41]*60" office:value-type="float" office:value="0.16229829017394" calcext:value-type="float">
            <text:p>0.16229829017394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  <table:table-cell table:formula="of:=([.$B46]+[.$B45])/2" office:value-type="float" office:value="43.524648582053" calcext:value-type="float">
            <text:p>43.524648582053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7]+[.$B46])/2" office:value-type="float" office:value="44.9775568400789" calcext:value-type="float">
            <text:p>44.9775568400789</text:p>
          </table:table-cell>
          <table:table-cell table:formula="of:=0.1/[.$F47]*60" office:value-type="float" office:value="0.133399864766631" calcext:value-type="float">
            <text:p>0.133399864766631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  <table:table-cell table:formula="of:=([.$B48]+[.$B47])/2" office:value-type="float" office:value="38.9691345016601" calcext:value-type="float">
            <text:p>38.9691345016601</text:p>
          </table:table-cell>
          <table:table-cell table:formula="of:=0.1/[.$F4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9]+[.$B48])/2" office:value-type="float" office:value="29.9020686013058" calcext:value-type="float">
            <text:p>29.9020686013058</text:p>
          </table:table-cell>
          <table:table-cell table:formula="of:=0.1/[.$F4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  <table:table-cell table:formula="of:=([.$B50]+[.$B49])/2" office:value-type="float" office:value="12.3858423576716" calcext:value-type="float">
            <text:p>12.3858423576716</text:p>
          </table:table-cell>
          <table:table-cell table:formula="of:=0.1/[.$F5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  <table:table-cell table:formula="of:=([.$B51]+[.$B50])/2" office:value-type="float" office:value="12.3858423576716" calcext:value-type="float">
            <text:p>12.3858423576716</text:p>
          </table:table-cell>
          <table:table-cell table:formula="of:=0.1/[.$F5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2]+[.$B51])/2" office:value-type="float" office:value="29.9020686013058" calcext:value-type="float">
            <text:p>29.9020686013058</text:p>
          </table:table-cell>
          <table:table-cell table:formula="of:=0.1/[.$F5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  <table:table-cell table:formula="of:=([.$B53]+[.$B52])/2" office:value-type="float" office:value="38.9691345016601" calcext:value-type="float">
            <text:p>38.9691345016601</text:p>
          </table:table-cell>
          <table:table-cell table:formula="of:=0.1/[.$F5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54]+[.$B53])/2" office:value-type="float" office:value="46.224592973369" calcext:value-type="float">
            <text:p>46.224592973369</text:p>
          </table:table-cell>
          <table:table-cell table:formula="of:=0.1/[.$F5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  <table:table-cell table:formula="of:=([.$B55]+[.$B54])/2" office:value-type="float" office:value="49.7716847153431" calcext:value-type="float">
            <text:p>49.7716847153431</text:p>
          </table:table-cell>
          <table:table-cell table:formula="of:=0.1/[.$F5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  <table:table-cell table:formula="of:=([.$B60]+[.$B59])/2" office:value-type="float" office:value="49.7716847153431" calcext:value-type="float">
            <text:p>49.7716847153431</text:p>
          </table:table-cell>
          <table:table-cell table:formula="of:=0.1/[.$F60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1]+[.$B60])/2" office:value-type="float" office:value="46.224592973369" calcext:value-type="float">
            <text:p>46.224592973369</text:p>
          </table:table-cell>
          <table:table-cell table:formula="of:=0.1/[.$F61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  <table:table-cell table:formula="of:=([.$B62]+[.$B61])/2" office:value-type="float" office:value="38.9691345016601" calcext:value-type="float">
            <text:p>38.9691345016601</text:p>
          </table:table-cell>
          <table:table-cell table:formula="of:=0.1/[.$F62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63]+[.$B62])/2" office:value-type="float" office:value="29.9020686013058" calcext:value-type="float">
            <text:p>29.9020686013058</text:p>
          </table:table-cell>
          <table:table-cell table:formula="of:=0.1/[.$F6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  <table:table-cell table:formula="of:=([.$B64]+[.$B63])/2" office:value-type="float" office:value="12.3858423576716" calcext:value-type="float">
            <text:p>12.3858423576716</text:p>
          </table:table-cell>
          <table:table-cell table:formula="of:=0.1/[.$F6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5]+[.$B64])/2" office:value-type="float" office:value="12.3858423576716" calcext:value-type="float">
            <text:p>12.3858423576716</text:p>
          </table:table-cell>
          <table:table-cell table:formula="of:=0.1/[.$F6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  <table:table-cell table:formula="of:=([.$B66]+[.$B65])/2" office:value-type="float" office:value="29.9020686013058" calcext:value-type="float">
            <text:p>29.9020686013058</text:p>
          </table:table-cell>
          <table:table-cell table:formula="of:=0.1/[.$F6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67]+[.$B66])/2" office:value-type="float" office:value="38.9691345016601" calcext:value-type="float">
            <text:p>38.9691345016601</text:p>
          </table:table-cell>
          <table:table-cell table:formula="of:=0.1/[.$F6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  <table:table-cell table:formula="of:=([.$B68]+[.$B67])/2" office:value-type="float" office:value="46.224592973369" calcext:value-type="float">
            <text:p>46.224592973369</text:p>
          </table:table-cell>
          <table:table-cell table:formula="of:=0.1/[.$F6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9]+[.$B68])/2" office:value-type="float" office:value="49.7716847153431" calcext:value-type="float">
            <text:p>49.7716847153431</text:p>
          </table:table-cell>
          <table:table-cell table:formula="of:=0.1/[.$F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  <table:table-cell table:formula="of:=([.$B81]+[.$B80])/2" office:value-type="float" office:value="43.524648582053" calcext:value-type="float">
            <text:p>43.524648582053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2]+[.$B81])/2" office:value-type="float" office:value="37.5162262436343" calcext:value-type="float">
            <text:p>37.5162262436343</text:p>
          </table:table-cell>
          <table:table-cell table:formula="of:=0.1/[.$F82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3]+[.$B82])/2" office:value-type="float" office:value="29.9020686013058" calcext:value-type="float">
            <text:p>29.9020686013058</text:p>
          </table:table-cell>
          <table:table-cell table:formula="of:=0.1/[.$F8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4]+[.$B83])/2" office:value-type="float" office:value="12.3858423576716" calcext:value-type="float">
            <text:p>12.3858423576716</text:p>
          </table:table-cell>
          <table:table-cell table:formula="of:=0.1/[.$F8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  <table:table-cell table:formula="of:=([.$B85]+[.$B84])/2" office:value-type="float" office:value="12.3858423576716" calcext:value-type="float">
            <text:p>12.3858423576716</text:p>
          </table:table-cell>
          <table:table-cell table:formula="of:=0.1/[.$F8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6]+[.$B85])/2" office:value-type="float" office:value="29.9020686013058" calcext:value-type="float">
            <text:p>29.9020686013058</text:p>
          </table:table-cell>
          <table:table-cell table:formula="of:=0.1/[.$F8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  <table:table-cell table:formula="of:=([.$B87]+[.$B86])/2" office:value-type="float" office:value="37.5162262436343" calcext:value-type="float">
            <text:p>37.5162262436343</text:p>
          </table:table-cell>
          <table:table-cell table:formula="of:=0.1/[.$F87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  <table:table-cell table:formula="of:=([.$B89]+[.$B88])/2" office:value-type="float" office:value="43.524648582053" calcext:value-type="float">
            <text:p>43.524648582053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90]+[.$B89])/2" office:value-type="float" office:value="48.524648582053" calcext:value-type="float">
            <text:p>48.524648582053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3]+[.$B92])/2" office:value-type="float" office:value="48.524648582053" calcext:value-type="float">
            <text:p>48.524648582053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  <table:table-cell table:formula="of:=([.$B94]+[.$B93])/2" office:value-type="float" office:value="43.524648582053" calcext:value-type="float">
            <text:p>43.524648582053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  <table:table-cell table:formula="of:=([.$B98]+[.$B97])/2" office:value-type="float" office:value="37.5162262436343" calcext:value-type="float">
            <text:p>37.5162262436343</text:p>
          </table:table-cell>
          <table:table-cell table:formula="of:=0.1/[.$F98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99]+[.$B98])/2" office:value-type="float" office:value="29.9020686013058" calcext:value-type="float">
            <text:p>29.9020686013058</text:p>
          </table:table-cell>
          <table:table-cell table:formula="of:=0.1/[.$F9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  <table:table-cell table:formula="of:=([.$B100]+[.$B99])/2" office:value-type="float" office:value="12.3858423576716" calcext:value-type="float">
            <text:p>12.3858423576716</text:p>
          </table:table-cell>
          <table:table-cell table:formula="of:=0.1/[.$F10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101]+[.$B100])/2" office:value-type="float" office:value="12.3858423576716" calcext:value-type="float">
            <text:p>12.3858423576716</text:p>
          </table:table-cell>
          <table:table-cell table:formula="of:=0.1/[.$F1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  <table:table-cell table:formula="of:=([.$B102]+[.$B101])/2" office:value-type="float" office:value="29.9020686013058" calcext:value-type="float">
            <text:p>29.9020686013058</text:p>
          </table:table-cell>
          <table:table-cell table:formula="of:=0.1/[.$F10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3]+[.$B102])/2" office:value-type="float" office:value="38.9691345016601" calcext:value-type="float">
            <text:p>38.9691345016601</text:p>
          </table:table-cell>
          <table:table-cell table:formula="of:=0.1/[.$F10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  <table:table-cell table:formula="of:=([.$B104]+[.$B103])/2" office:value-type="float" office:value="46.224592973369" calcext:value-type="float">
            <text:p>46.224592973369</text:p>
          </table:table-cell>
          <table:table-cell table:formula="of:=0.1/[.$F10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105]+[.$B104])/2" office:value-type="float" office:value="47.8328681589173" calcext:value-type="float">
            <text:p>47.8328681589173</text:p>
          </table:table-cell>
          <table:table-cell table:formula="of:=0.1/[.$F105]*60" office:value-type="float" office:value="0.125436759929719" calcext:value-type="float">
            <text:p>0.125436759929719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10]+[.$B109])/2" office:value-type="float" office:value="10" calcext:value-type="float">
            <text:p>10</text:p>
          </table:table-cell>
          <table:table-cell table:formula="of:=0.1/[.$F110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  <table:table-cell table:formula="of:=([.$B111]+[.$B110])/2" office:value-type="float" office:value="10" calcext:value-type="float">
            <text:p>10</text:p>
          </table:table-cell>
          <table:table-cell table:formula="of:=0.1/[.$F1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29]+[.$B128])/2" office:value-type="float" office:value="49.7716847153431" calcext:value-type="float">
            <text:p>49.7716847153431</text:p>
          </table:table-cell>
          <table:table-cell table:formula="of:=0.1/[.$F1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30]+[.$B129])/2" office:value-type="float" office:value="46.224592973369" calcext:value-type="float">
            <text:p>46.224592973369</text:p>
          </table:table-cell>
          <table:table-cell table:formula="of:=0.1/[.$F13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31]+[.$B130])/2" office:value-type="float" office:value="38.9691345016601" calcext:value-type="float">
            <text:p>38.9691345016601</text:p>
          </table:table-cell>
          <table:table-cell table:formula="of:=0.1/[.$F13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2]+[.$B131])/2" office:value-type="float" office:value="29.9020686013058" calcext:value-type="float">
            <text:p>29.9020686013058</text:p>
          </table:table-cell>
          <table:table-cell table:formula="of:=0.1/[.$F13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33]+[.$B132])/2" office:value-type="float" office:value="12.3858423576716" calcext:value-type="float">
            <text:p>12.3858423576716</text:p>
          </table:table-cell>
          <table:table-cell table:formula="of:=0.1/[.$F13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4]+[.$B133])/2" office:value-type="float" office:value="12.3858423576716" calcext:value-type="float">
            <text:p>12.3858423576716</text:p>
          </table:table-cell>
          <table:table-cell table:formula="of:=0.1/[.$F13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4.8858423576715" calcext:value-type="float">
            <text:p>24.8858423576715</text:p>
          </table:table-cell>
          <table:table-cell table:formula="of:=0.1/[.$F135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57]+[.$B156])/2" office:value-type="float" office:value="43.9529082580259" calcext:value-type="float">
            <text:p>43.9529082580259</text:p>
          </table:table-cell>
          <table:table-cell table:formula="of:=0.1/[.$F157]*60" office:value-type="float" office:value="0.136509738212929" calcext:value-type="float">
            <text:p>0.136509738212929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58]+[.$B157])/2" office:value-type="float" office:value="38.9691345016601" calcext:value-type="float">
            <text:p>38.9691345016601</text:p>
          </table:table-cell>
          <table:table-cell table:formula="of:=0.1/[.$F15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59]+[.$B158])/2" office:value-type="float" office:value="29.9020686013058" calcext:value-type="float">
            <text:p>29.9020686013058</text:p>
          </table:table-cell>
          <table:table-cell table:formula="of:=0.1/[.$F15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60]+[.$B159])/2" office:value-type="float" office:value="12.3858423576716" calcext:value-type="float">
            <text:p>12.3858423576716</text:p>
          </table:table-cell>
          <table:table-cell table:formula="of:=0.1/[.$F16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61]+[.$B160])/2" office:value-type="float" office:value="12.3858423576716" calcext:value-type="float">
            <text:p>12.3858423576716</text:p>
          </table:table-cell>
          <table:table-cell table:formula="of:=0.1/[.$F16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62]+[.$B161])/2" office:value-type="float" office:value="29.9020686013058" calcext:value-type="float">
            <text:p>29.9020686013058</text:p>
          </table:table-cell>
          <table:table-cell table:formula="of:=0.1/[.$F16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63]+[.$B162])/2" office:value-type="float" office:value="38.9691345016601" calcext:value-type="float">
            <text:p>38.9691345016601</text:p>
          </table:table-cell>
          <table:table-cell table:formula="of:=0.1/[.$F16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4]+[.$B163])/2" office:value-type="float" office:value="46.224592973369" calcext:value-type="float">
            <text:p>46.224592973369</text:p>
          </table:table-cell>
          <table:table-cell table:formula="of:=0.1/[.$F16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49.7716847153431" calcext:value-type="float">
            <text:p>49.7716847153431</text:p>
          </table:table-cell>
          <table:table-cell table:formula="of:=0.1/[.$F16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9]+[.$B168])/2" office:value-type="float" office:value="49.7716847153431" calcext:value-type="float">
            <text:p>49.7716847153431</text:p>
          </table:table-cell>
          <table:table-cell table:formula="of:=0.1/[.$F1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70]+[.$B169])/2" office:value-type="float" office:value="46.224592973369" calcext:value-type="float">
            <text:p>46.224592973369</text:p>
          </table:table-cell>
          <table:table-cell table:formula="of:=0.1/[.$F17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71]+[.$B170])/2" office:value-type="float" office:value="38.9691345016601" calcext:value-type="float">
            <text:p>38.9691345016601</text:p>
          </table:table-cell>
          <table:table-cell table:formula="of:=0.1/[.$F17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72]+[.$B171])/2" office:value-type="float" office:value="29.9020686013058" calcext:value-type="float">
            <text:p>29.9020686013058</text:p>
          </table:table-cell>
          <table:table-cell table:formula="of:=0.1/[.$F17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73]+[.$B172])/2" office:value-type="float" office:value="12.3858423576716" calcext:value-type="float">
            <text:p>12.3858423576716</text:p>
          </table:table-cell>
          <table:table-cell table:formula="of:=0.1/[.$F17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10" calcext:value-type="float">
            <text:p>10</text:p>
          </table:table-cell>
          <table:table-cell table:formula="of:=0.1/[.$F174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81]+[.$B180])/2" office:value-type="float" office:value="10" calcext:value-type="float">
            <text:p>10</text:p>
          </table:table-cell>
          <table:table-cell table:formula="of:=0.1/[.$F18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10" calcext:value-type="float">
            <text:p>10</text:p>
          </table:table-cell>
          <table:table-cell table:formula="of:=0.1/[.$F182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" calcext:value-type="float">
            <text:p>43.524648582053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" calcext:value-type="float">
            <text:p>44.774648582053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99]+[.$B198])/2" office:value-type="float" office:value="38.7662262436342" calcext:value-type="float">
            <text:p>38.7662262436342</text:p>
          </table:table-cell>
          <table:table-cell table:formula="of:=0.1/[.$F199]*60" office:value-type="float" office:value="0.154773899380656" calcext:value-type="float">
            <text:p>0.154773899380656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0]+[.$B199])/2" office:value-type="float" office:value="29.9020686013058" calcext:value-type="float">
            <text:p>29.9020686013058</text:p>
          </table:table-cell>
          <table:table-cell table:formula="of:=0.1/[.$F20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01]+[.$B200])/2" office:value-type="float" office:value="12.3858423576716" calcext:value-type="float">
            <text:p>12.3858423576716</text:p>
          </table:table-cell>
          <table:table-cell table:formula="of:=0.1/[.$F2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2]+[.$B201])/2" office:value-type="float" office:value="12.3858423576716" calcext:value-type="float">
            <text:p>12.3858423576716</text:p>
          </table:table-cell>
          <table:table-cell table:formula="of:=0.1/[.$F20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203]+[.$B202])/2" office:value-type="float" office:value="29.9020686013058" calcext:value-type="float">
            <text:p>29.9020686013058</text:p>
          </table:table-cell>
          <table:table-cell table:formula="of:=0.1/[.$F20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204]+[.$B203])/2" office:value-type="float" office:value="38.9691345016601" calcext:value-type="float">
            <text:p>38.9691345016601</text:p>
          </table:table-cell>
          <table:table-cell table:formula="of:=0.1/[.$F204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205]+[.$B204])/2" office:value-type="float" office:value="46.224592973369" calcext:value-type="float">
            <text:p>46.224592973369</text:p>
          </table:table-cell>
          <table:table-cell table:formula="of:=0.1/[.$F20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49.7716847153431" calcext:value-type="float">
            <text:p>49.7716847153431</text:p>
          </table:table-cell>
          <table:table-cell table:formula="of:=0.1/[.$F206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1" calcext:value-type="float">
            <text:p>39.1161521028861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39" calcext:value-type="float">
            <text:p>30.0971330309539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5" calcext:value-type="float">
            <text:p>24.8858423576715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329.93pt" svg:height="472.11pt" svg:x="526.05pt" svg:y="0pt">
            <loext:p draw:notify-on-update-of-ranges="Sheet3.A2:Sheet3.A222 Sheet3.B2:Sheet3.B222 Sheet3.C2:Sheet3.C114 Sheet3.D2:Sheet3.D1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1327.63pt" svg:height="472.85pt" svg:x="530.53pt" svg:y="0pt">
            <loext:p draw:notify-on-update-of-ranges="Sheet4.A2:Sheet4.A222 Sheet4.B2:Sheet4.B222 'with stations'.C2:'with stations'.C114 'with stations'.D2:'with stations'.D1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8">00/00/0000</text:date>, <text:time style:data-style-name="N2" text:time-value="18:03:40.635662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8T18:11:56.728837705</dc:date>
    <meta:editing-duration>PT16H23M40S</meta:editing-duration>
    <meta:editing-cycles>27</meta:editing-cycles>
    <meta:generator>LibreOffice/5.2.7.2$Linux_X86_64 LibreOffice_project/20m0$Build-2</meta:generator>
    <meta:document-statistic meta:table-count="4" meta:cell-count="34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39cm" svg:height="16.689cm" xlink:href=".." xlink:type="simple" chart:class="chart:scatter" chart:style-name="ch1">
        <chart:title svg:x="20.716cm" svg:y="0.469cm" chart:style-name="ch2">
          <text:p>Sprinter Maximum Speeds</text:p>
        </chart:title>
        <chart:legend chart:legend-position="end" svg:x="44.569cm" svg:y="7.796cm" style:legend-expansion="high" chart:style-name="ch3"/>
        <chart:plot-area chart:style-name="ch4" table:cell-range-address="maxspeeds3.A2:maxspeeds3.B222 maxspeeds3.D2:maxspeeds3.D81" chart:data-source-has-labels="row" svg:x="1.947cm" svg:y="1.581cm" svg:width="41.686cm" svg:height="13.794cm">
          <chartooo:coordinate-region svg:x="2.568cm" svg:y="1.78cm" svg:width="40.785cm" svg:height="12.948cm"/>
          <chart:axis chart:dimension="x" chart:name="primary-x" chart:style-name="ch5">
            <chart:title svg:x="22.495cm" svg:y="15.708cm" chart:style-name="ch6">
              <text:p>MP</text:p>
            </chart:title>
            <chart:grid chart:style-name="ch7" chart:class="major"/>
          </chart:axis>
          <chart:axis chart:dimension="y" chart:name="primary-y" chart:style-name="ch8">
            <chart:title svg:x="0.451cm" svg:y="9.475cm" chart:style-name="ch9">
              <text:p>Speed (mph)</text:p>
            </chart:title>
            <chart:grid chart:style-name="ch7" chart:class="major"/>
          </chart:axis>
          <chart:series chart:style-name="ch10" chart:values-cell-range-address="maxspeeds3.B2:maxspeeds3.B222" loext:label-string="&quot;speed&quot;" chart:class="chart:scatter">
            <chart:domain table:cell-range-address="maxspeeds3.A2:maxspeeds3.A222"/>
            <chart:data-point chart:repeated="221"/>
          </chart:series>
          <chart:series chart:style-name="ch11" chart:values-cell-range-address="maxspeeds3.D2:maxspeeds3.D81" loext:label-string="&quot;limit&quot;" chart:class="chart:scatter">
            <chart:domain table:cell-range-address="maxspeeds3.C2:maxspeeds3.C81"/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37cm" svg:height="16.682cm" xlink:href=".." xlink:type="simple" chart:class="chart:scatter" chart:style-name="ch1">
        <chart:title svg:x="20.715cm" svg:y="0.469cm" chart:style-name="ch2">
          <text:p>Sprinter Maximum Speeds</text:p>
        </chart:title>
        <chart:legend chart:legend-position="end" svg:x="44.567cm" svg:y="7.793cm" style:legend-expansion="high" chart:style-name="ch3"/>
        <chart:plot-area chart:style-name="ch4" table:cell-range-address="'with stations'.D2:'with stations'.D114 'with stations'.A2:'with stations'.B234" chart:data-source-has-labels="both" svg:x="1.947cm" svg:y="1.581cm" svg:width="41.684cm" svg:height="13.787cm">
          <chartooo:coordinate-region svg:x="2.568cm" svg:y="1.78cm" svg:width="40.783cm" svg:height="12.941cm"/>
          <chart:axis chart:dimension="x" chart:name="primary-x" chart:style-name="ch5" chartooo:axis-type="auto">
            <chart:title svg:x="22.494cm" svg:y="15.701cm" chart:style-name="ch6">
              <text:p>MP</text:p>
            </chart:title>
            <chart:categories table:cell-range-address="'with stations'.D2:'with stations'.D114"/>
            <chart:grid chart:style-name="ch7" chart:class="major"/>
          </chart:axis>
          <chart:axis chart:dimension="y" chart:name="primary-y" chart:style-name="ch8">
            <chart:title svg:x="0.451cm" svg:y="9.471cm" chart:style-name="ch9">
              <text:p>Speed (mph)</text:p>
            </chart:title>
            <chart:grid chart:style-name="ch7" chart:class="major"/>
          </chart:axis>
          <chart:series chart:style-name="ch10" chart:values-cell-range-address="'with stations'.B2:'with stations'.B234" loext:label-string="&quot;speed&quot;" chart:class="chart:scatter">
            <chart:domain table:cell-range-address="'with stations'.A2:'with stations'.A234"/>
            <chart:data-point chart:repeated="233"/>
          </chart:series>
          <chart:series chart:style-name="ch11" chart:values-cell-range-address="'with stations'.D2:'with stations'.D114" loext:label-string="&quot;limit&quot;" chart:class="chart:scatter">
            <chart:domain table:cell-range-address="'with stations'.C2:'with stations'.C114"/>
            <chart:data-point chart:repeated="1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  <table:table-cell office:value-type="float" office:value="99.3">
                <text:p>99.3</text:p>
                <draw:g>
                  <svg:desc>'with stations'.A2:'with stations'.A234</svg:desc>
                </draw:g>
              </table:table-cell>
              <table:table-cell office:value-type="float" office:value="0">
                <text:p>0</text:p>
                <draw:g>
                  <svg:desc>'with stations'.B2:'with stations'.B234</svg:desc>
                </draw:g>
              </table:table-cell>
              <table:table-cell office:value-type="float" office:value="99.3">
                <text:p>99.3</text:p>
                <draw:g>
                  <svg:desc>'with stations'.C2:'with stations'.C114</svg:desc>
                </draw:g>
              </table:table-cell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98" chart:maximum="123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6.918cm" svg:height="16.656cm" xlink:href=".." xlink:type="simple" chart:class="chart:scatter" chart:style-name="ch1">
        <chart:legend chart:legend-position="end" svg:x="44.648cm" svg:y="7.78cm" style:legend-expansion="high" chart:style-name="ch2"/>
        <chart:plot-area chart:style-name="ch3" table:cell-range-address="Sheet3.A2:Sheet3.B222 Sheet3.D2:Sheet3.D114" chart:data-source-has-labels="row" svg:x="0.938cm" svg:y="0.333cm" svg:width="42.772cm" svg:height="15.99cm">
          <chartooo:coordinate-region svg:x="1.559cm" svg:y="0.532cm" svg:width="41.871cm" svg:height="15.14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3.B2:Sheet3.B222" loext:label-string="&quot;speed&quot;" chart:class="chart:scatter">
            <chart:domain table:cell-range-address="Sheet3.A2:Sheet3.A222"/>
            <chart:data-point chart:repeated="221"/>
          </chart:series>
          <chart:series chart:style-name="ch8" chart:values-cell-range-address="Sheet3.D2:Sheet3.D114" loext:label-string="&quot;limit&quot;" chart:class="chart:scatter">
            <chart:domain table:cell-range-address="Sheet3.C2:Sheet3.C114"/>
            <chart:data-point chart:repeated="1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Sheet3.A2:Sheet3.A222</svg:desc>
                </draw:g>
              </table:table-cell>
              <table:table-cell office:value-type="float" office:value="0">
                <text:p>0</text:p>
                <draw:g>
                  <svg:desc>Sheet3.B2:Sheet3.B222</svg:desc>
                </draw:g>
              </table:table-cell>
              <table:table-cell office:value-type="float" office:value="99.3">
                <text:p>99.3</text:p>
                <draw:g>
                  <svg:desc>Sheet3.C2:Sheet3.C114</svg:desc>
                </draw:g>
              </table:table-cell>
              <table:table-cell office:value-type="float" office:value="0">
                <text:p>0</text:p>
                <draw:g>
                  <svg:desc>Sheet3.D2:Sheet3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37cm" svg:height="16.682cm" xlink:href=".." xlink:type="simple" chart:class="chart:scatter" chart:style-name="ch1">
        <chart:title svg:x="20.715cm" svg:y="0.469cm" chart:style-name="ch2">
          <text:p>Sprinter Maximum Speeds</text:p>
        </chart:title>
        <chart:legend chart:legend-position="end" svg:x="44.567cm" svg:y="7.793cm" style:legend-expansion="high" chart:style-name="ch3"/>
        <chart:plot-area chart:style-name="ch4" table:cell-range-address="Sheet4.A2:Sheet4.B222 'with stations'.D2:'with stations'.D114" chart:data-source-has-labels="row" svg:x="1.947cm" svg:y="1.581cm" svg:width="41.684cm" svg:height="13.787cm">
          <chartooo:coordinate-region svg:x="2.568cm" svg:y="1.78cm" svg:width="40.783cm" svg:height="12.941cm"/>
          <chart:axis chart:dimension="x" chart:name="primary-x" chart:style-name="ch5">
            <chart:title svg:x="22.494cm" svg:y="15.701cm" chart:style-name="ch6">
              <text:p>MP</text:p>
            </chart:title>
            <chart:grid chart:style-name="ch7" chart:class="major"/>
          </chart:axis>
          <chart:axis chart:dimension="y" chart:name="primary-y" chart:style-name="ch8">
            <chart:title svg:x="0.451cm" svg:y="9.471cm" chart:style-name="ch9">
              <text:p>Speed (mph)</text:p>
            </chart:title>
            <chart:grid chart:style-name="ch7" chart:class="major"/>
          </chart:axis>
          <chart:series chart:style-name="ch10" chart:values-cell-range-address="Sheet4.B2:Sheet4.B222" loext:label-string="&quot;speed&quot;" chart:class="chart:scatter">
            <chart:domain table:cell-range-address="Sheet4.A2:Sheet4.A222"/>
            <chart:data-point chart:repeated="221"/>
          </chart:series>
          <chart:series chart:style-name="ch11" chart:values-cell-range-address="'with stations'.D2:'with stations'.D114" loext:label-string="&quot;limit&quot;" chart:class="chart:scatter">
            <chart:domain table:cell-range-address="'with stations'.C2:'with stations'.C114"/>
            <chart:data-point chart:repeated="1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Sheet4.A2:Sheet4.A222</svg:desc>
                </draw:g>
              </table:table-cell>
              <table:table-cell office:value-type="float" office:value="0">
                <text:p>0</text:p>
                <draw:g>
                  <svg:desc>Sheet4.B2:Sheet4.B222</svg:desc>
                </draw:g>
              </table:table-cell>
              <table:table-cell office:value-type="float" office:value="99.3">
                <text:p>99.3</text:p>
                <draw:g>
                  <svg:desc>'with stations'.C2:'with stations'.C114</svg:desc>
                </draw:g>
              </table:table-cell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